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" style:font-size-complex="21pt" style:font-weight-complex="bold"/>
    </style:style>
    <style:style style:name="P5" style:family="paragraph" style:parent-style-name="Title" style:master-page-name="Standard">
      <style:paragraph-properties style:page-number="auto"/>
      <style:text-properties officeooo:paragraph-rsid="0018b560"/>
    </style:style>
    <style:style style:name="P6" style:family="paragraph" style:parent-style-name="Heading_20_1">
      <style:text-properties officeooo:paragraph-rsid="00509561"/>
    </style:style>
    <style:style style:name="P7" style:family="paragraph" style:parent-style-name="Standard">
      <style:paragraph-properties fo:text-align="justify" style:justify-single-word="false"/>
      <style:text-properties style:font-name="FreeSerif" officeooo:paragraph-rsid="0046c64a"/>
    </style:style>
    <style:style style:name="P8" style:family="paragraph" style:parent-style-name="Standard">
      <style:paragraph-properties fo:text-align="justify" style:justify-single-word="false"/>
      <style:text-properties style:font-name="FreeSerif" officeooo:paragraph-rsid="004850cd"/>
    </style:style>
    <style:style style:name="P9" style:family="paragraph" style:parent-style-name="Standard">
      <style:text-properties style:font-name="FreeSerif"/>
    </style:style>
    <style:style style:name="P10" style:family="paragraph" style:parent-style-name="Standard">
      <style:text-properties style:font-name="FreeSerif" officeooo:rsid="00509561" officeooo:paragraph-rsid="00509561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45b414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fo:font-style="italic" fo:font-weight="normal" officeooo:rsid="0046c64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6ce6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850cd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a8c6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8dca3" style:font-style-asian="italic" style:font-weight-asian="normal" style:font-style-complex="italic" style:font-weight-complex="normal"/>
    </style:style>
    <style:style style:name="T9" style:family="text">
      <style:text-properties fo:font-style="italic" officeooo:rsid="004d034e" style:font-style-asian="italic" style:font-style-complex="italic"/>
    </style:style>
    <style:style style:name="T10" style:family="text">
      <style:text-properties fo:font-style="italic" officeooo:rsid="004d8f57" style:font-style-asian="italic" style:font-style-complex="italic"/>
    </style:style>
    <style:style style:name="T11" style:family="text">
      <style:text-properties fo:font-style="normal" fo:font-weight="normal" officeooo:rsid="0046c64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6ce6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6f82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74ab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850c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8dca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a8c6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46c64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48dca3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850cd" style:font-style-asian="normal" style:font-weight-asian="bold" style:font-style-complex="normal" style:font-weight-complex="bold"/>
    </style:style>
    <style:style style:name="T21" style:family="text">
      <style:text-properties style:font-name="FreeSerif" fo:font-style="normal" fo:font-weight="normal" officeooo:rsid="004850cd" style:font-style-asian="normal" style:font-weight-asian="normal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d034e" style:font-weight-asian="bold" style:font-weight-complex="bold"/>
    </style:style>
    <style:style style:name="T24" style:family="text">
      <style:text-properties fo:font-weight="bold" officeooo:rsid="004d8f57" style:font-weight-asian="bold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4ae0b8" style:font-size-asian="15pt" style:font-size-complex="15pt"/>
    </style:style>
    <style:style style:name="T27" style:family="text">
      <style:text-properties fo:font-size="15pt" officeooo:rsid="0046c64a" style:font-size-asian="15pt" style:font-size-complex="15pt"/>
    </style:style>
    <style:style style:name="T28" style:family="text">
      <style:text-properties fo:font-size="15pt" officeooo:rsid="00509561" style:font-size-asian="15pt" style:font-size-complex="15pt"/>
    </style:style>
    <style:style style:name="T29" style:family="text">
      <style:text-properties fo:font-size="15pt" fo:font-style="italic" officeooo:rsid="00509561" style:font-size-asian="15pt" style:font-style-asian="italic" style:font-size-complex="15pt" style:font-style-complex="italic"/>
    </style:style>
    <style:style style:name="T30" style:family="text">
      <style:text-properties officeooo:rsid="004d034e"/>
    </style:style>
    <style:style style:name="T31" style:family="text">
      <style:text-properties style:font-name="FreeSerif"/>
    </style:style>
    <style:style style:name="T32" style:family="text">
      <style:text-properties style:font-name="FreeSerif" officeooo:rsid="004d034e"/>
    </style:style>
    <style:style style:name="T33" style:family="text">
      <style:text-properties style:font-name="FreeSerif" fo:font-weight="bold" style:font-weight-asian="bold" style:font-weight-complex="bold"/>
    </style:style>
    <style:style style:name="T34" style:family="text">
      <style:text-properties style:font-name="FreeSerif" fo:font-weight="bold" officeooo:rsid="004d034e" style:font-weight-asian="bold" style:font-weight-complex="bold"/>
    </style:style>
    <style:style style:name="T35" style:family="text">
      <style:text-properties officeooo:rsid="004d8f57"/>
    </style:style>
    <style:style style:name="T36" style:family="text">
      <style:text-properties officeooo:rsid="004dcf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Exame</text:span><text:span text:style-name="T1"> – </text:span><text:span text:style-name="T3">Padrões de Desenvolvimento</text:span></text:p>
      <text:p text:style-name="P4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h text:style-name="Heading_20_1" text:outline-level="1"><text:span text:style-name="T27">Diferenças básicas entre Ruby on Rails e PHP</text:span></text:h>
      <text:p text:style-name="P7"><text:span text:style-name="T11"/></text:p>
      <text:p text:style-name="P8"><text:span text:style-name="T11"><text:tab/>O </text:span><text:span text:style-name="T18">Ruby on Rails</text:span><text:span text:style-name="T11"> é um </text:span><text:span text:style-name="T4">framework</text:span><text:span text:style-name="T11"> baseado na arquitetura </text:span><text:span text:style-name="T18">model-view-controller</text:span><text:span text:style-name="T11"> (MVC) programado na linguagem de programação </text:span><text:span text:style-name="T12">interpretada</text:span><text:span text:style-name="T11"> </text:span><text:span text:style-name="T18">Ruby</text:span><text:span text:style-name="T11">, apresentado famosamente na palestra </text:span><text:span text:style-name="T5">How to Build a Blog in</text:span><text:span text:style-name="T4"> 15 Minute</text:span><text:span text:style-name="T5">s</text:span><text:span text:style-name="T4"> </text:span><text:span text:style-name="T5">with Ruby on Rails</text:span><text:span text:style-name="T11">, ministrada pelo seu criador, David Heinemeier Hansson </text:span><text:span text:style-name="T12">em 2005</text:span><text:span text:style-name="T11">. Já a </text:span><text:span text:style-name="T18">PHP</text:span><text:span text:style-name="T11"> (</text:span><text:span text:style-name="T13">PHP: Hypertext Preprocessor, originalmente </text:span><text:span text:style-name="T11">Personal Home </text:span><text:span text:style-name="T13">P</text:span><text:span text:style-name="T11">age) é uma </text:span><text:span text:style-name="T4">linguagem de programação</text:span><text:span text:style-name="T11"> nascida em </text:span><text:span text:style-name="T14">1995 </text:span><text:span text:style-name="T15">e criada por Rasmus Lerdorf para ser utilizada</text:span><text:span text:style-name="T11"> como uma </text:span><text:span text:style-name="T4">template engine</text:span><text:span text:style-name="T11">, um motor que geraria templates HTML dinamicamente a partir de tags PHP específicas, tornando-se uma linguagem de programação interpretada muito utilizada no âmbito </text:span><text:span text:style-name="T4">back end</text:span><text:span text:style-name="T11"> para a geração de páginas web, em stacks notórias como a </text:span><text:span text:style-name="T18">LAMP</text:span><text:span text:style-name="T11"> (Linux, Apache, MySQL, PHP). </text:span></text:p>
      <text:p text:style-name="P8"><text:span text:style-name="T11"><text:tab/></text:span><text:span text:style-name="T15">Ambos Rails e PHP são amplamente utilizados no desenvolvimento web, entretanto, são significativamente diferentes. O Rails é um </text:span><text:span text:style-name="T6">framework</text:span><text:span text:style-name="T15">, o que significa que ele é um </text:span><text:span text:style-name="T20">ecossistema de ferramentas, templates e padrões de desenvolvimento</text:span><text:span text:style-name="T15">–pouco configuráveis, uma vez que um dos motes do framework é </text:span><text:span text:style-name="T6">convenção sobre configuração</text:span><text:span text:style-name="T15">–que permitem a criação extremamente rápida de conteúdo web <text:s/>arquitetado nos padrões MVC </text:span><text:span text:style-name="T6">a partir</text:span><text:span text:style-name="T15"> da linguagem de programação Ruby. Já </text:span><text:span text:style-name="T16">a PHP é </text:span><text:span text:style-name="T19">uma linguagem de programação de propósito geral</text:span><text:span text:style-name="T16">, embora seja voltada à programação de sistemas web, que podem ou não seguir os padrões MVC, e que </text:span><text:span text:style-name="T17">por sua vez</text:span><text:span text:style-name="T16"> </text:span><text:span text:style-name="T7">possui</text:span><text:span text:style-name="T8"> frameworks </text:span><text:span text:style-name="T7">baseados nela</text:span><text:span text:style-name="T17">,</text:span><text:span text:style-name="T16"> como </text:span><text:span text:style-name="T19">Symfony</text:span><text:span text:style-name="T16"> e </text:span><text:span text:style-name="T19">Laravel</text:span><text:span text:style-name="T16">.</text:span></text:p>
      <text:p text:style-name="P8"><text:span text:style-name="T16"/></text:p>
      <text:h text:style-name="Heading_20_1" text:outline-level="1"><text:span text:style-name="T25">Diferenças </text:span><text:span text:style-name="T26">entre as arquiteturas do Rails e do Laravel</text:span></text:h>
      <text:p text:style-name="P9"/>
      <text:p text:style-name="Standard"><text:tab/><text:span text:style-name="T31">O framework Laravel, baseado na PHP, é um framework que pode se tornar um sistema de aplicações web avançado, uma vez que é composto de uma template engine para a criação de layouts eficiente e relativamente leve </text:span><text:span text:style-name="T32">e</text:span><text:span text:style-name="T31"> possui uma arquitetura MVC </text:span><text:span text:style-name="T33">configurável</text:span><text:span text:style-name="T31"> e com </text:span><text:span text:style-name="T33">diversos built-ins</text:span><text:span text:style-name="T31"> voltados a segurança </text:span><text:span text:style-name="T32">e a</text:span><text:span text:style-name="T31"> capacidade de executar múltiplos testes unitários, além de contar com diversas bibliotecas padrão que garantem uma </text:span><text:span text:style-name="T33">maior modularidade</text:span><text:span text:style-name="T31"> e </text:span><text:span text:style-name="T32">permitem um grau maior de </text:span><text:span text:style-name="T34">escalabilidade</text:span><text:span text:style-name="T31">.</text:span></text:p>
      <text:p text:style-name="P9"><text:tab/><text:span text:style-name="T30">Já o framework Ruby on Rails, baseado na Ruby, é um framework focado na </text:span><text:span text:style-name="T23">criação rápida e eficiente</text:span><text:span text:style-name="T30"> de serviços web a partir de </text:span><text:span text:style-name="T23">convenções</text:span><text:span text:style-name="T30">, composto por uma arquitetura MVC </text:span><text:span text:style-name="T23">pouco configurável</text:span><text:span text:style-name="T30">, padrões enxutos e um grande potencial de </text:span><text:span text:style-name="T23">metaprogramação</text:span><text:span text:style-name="T30"> que auxilia na dinamicidade e coesão do desenvolvimento, além de contar com extras como um coletor de lixo simbólico, argumentos para </text:span><text:span text:style-name="T9">keywords</text:span><text:span text:style-name="T30">, </text:span><text:span text:style-name="T9">turbolinks</text:span><text:span text:style-name="T30"> para o carregamento mais veloz de conteúdo nas páginas e facilidade na renderização de </text:span><text:span text:style-name="T9">views</text:span><text:span text:style-name="T30">. </text:span><text:span text:style-name="T35">Os métodos de desenvolvimento e convenções propostas pelo Ruby on Rails fazem com que haja uma certa </text:span><text:span text:style-name="T24">dificuldade na configuração</text:span><text:span text:style-name="T35"> do framework para atender a determinadas demandas como a</text:span><text:span text:style-name="T36">s que</text:span><text:span text:style-name="T35"> </text:span><text:span text:style-name="T36">necessitam de maior</text:span><text:span text:style-name="T35"> escalabilidade, </text:span><text:span text:style-name="T10">polêmica tornada notória por engenheiros do Twitter</text:span><text:span text:style-name="T35">.</text:span></text:p>
      <text:p text:style-name="P9"><text:soft-page-break/></text:p>
      <text:h text:style-name="P6" text:outline-level="1"><text:span text:style-name="T25">Diferenças </text:span><text:span text:style-name="T26">entre as </text:span><text:span text:style-name="T29">models</text:span><text:span text:style-name="T26"> do Rails e do Laravel</text:span></text:h>
      <text:p text:style-name="P9"/>
      <text:p text:style-name="P10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26T16:53:07.726937922</dc:date>
    <meta:editing-duration>PT5H35M40S</meta:editing-duration>
    <meta:editing-cycles>62</meta:editing-cycles>
    <meta:generator>LibreOffice/7.4.1.2$Linux_X86_64 LibreOffice_project/96749c58c39750fe6113ca0224d2dd9b40a26641</meta:generator>
    <meta:document-statistic meta:table-count="0" meta:image-count="0" meta:object-count="0" meta:page-count="2" meta:paragraph-count="10" meta:word-count="453" meta:character-count="2899" meta:non-whitespace-character-count="2449"/>
  </office:meta>
</office:document-meta>
</file>